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3])" office:value-type="float" office:value="2155.67" calcext:value-type="float">
            <text:p>2155.6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8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4];[.C86])" office:value-type="float" office:value="1670.39" calcext:value-type="float">
            <text:p>1670.39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5:52:11.791636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5:53:29.205980149</dc:date>
    <meta:editing-duration>P6DT4H52M23S</meta:editing-duration>
    <meta:editing-cycles>623</meta:editing-cycles>
    <meta:generator>LibreOffice/24.8.2.1$Linux_X86_64 LibreOffice_project/480$Build-1</meta:generator>
    <meta:document-statistic meta:table-count="10" meta:cell-count="2287" meta:object-count="0"/>
  </office:meta>
</office:document-meta>
</file>